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6fca5"/>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officeooo:paragraph-rsid="0016fca5"/>
    </style:style>
    <style:style style:name="P7" style:family="paragraph" style:parent-style-name="Text_20_body">
      <style:text-properties officeooo:paragraph-rsid="0017e1fa"/>
    </style:style>
    <style:style style:name="P8" style:family="paragraph" style:parent-style-name="Code">
      <style:text-properties officeooo:paragraph-rsid="00156e64"/>
    </style:style>
    <style:style style:name="P9" style:family="paragraph" style:parent-style-name="Code">
      <style:text-properties officeooo:rsid="00136945"/>
    </style:style>
    <style:style style:name="P10" style:family="paragraph" style:parent-style-name="Code">
      <style:text-properties officeooo:rsid="00136945" officeooo:paragraph-rsid="00136945"/>
    </style:style>
    <style:style style:name="P11" style:family="paragraph" style:parent-style-name="Code">
      <style:text-properties officeooo:rsid="00136945" officeooo:paragraph-rsid="0016fca5"/>
    </style:style>
    <style:style style:name="P12" style:family="paragraph" style:parent-style-name="Code">
      <style:text-properties officeooo:rsid="00137ad6" officeooo:paragraph-rsid="00156e64"/>
    </style:style>
    <style:style style:name="P13" style:family="paragraph" style:parent-style-name="Code">
      <style:text-properties officeooo:rsid="00137ad6" officeooo:paragraph-rsid="0017e1fa"/>
    </style:style>
    <style:style style:name="P14" style:family="paragraph" style:parent-style-name="Code">
      <style:text-properties officeooo:paragraph-rsid="0017e1fa"/>
    </style:style>
    <style:style style:name="P15" style:family="paragraph" style:parent-style-name="Code_20_Caption">
      <style:text-properties officeooo:paragraph-rsid="00156e64"/>
    </style:style>
    <style:style style:name="P16" style:family="paragraph" style:parent-style-name="Code_20_Caption">
      <style:text-properties officeooo:paragraph-rsid="0017e1fa"/>
    </style:style>
    <style:style style:name="P17" style:family="paragraph" style:parent-style-name="Unnumbered_20_List">
      <style:text-properties officeooo:paragraph-rsid="0017e1fa"/>
    </style:style>
    <style:style style:name="P18" style:family="paragraph" style:parent-style-name="Body_20_Text_20_First">
      <style:text-properties officeooo:rsid="00137ad6" officeooo:paragraph-rsid="00156e64"/>
    </style:style>
    <style:style style:name="P19" style:family="paragraph" style:parent-style-name="Text_20_body">
      <style:text-properties officeooo:paragraph-rsid="0016fca5"/>
    </style:style>
    <style:style style:name="P20" style:family="paragraph" style:parent-style-name="Heading_20_1">
      <style:text-properties officeooo:rsid="00137ad6" officeooo:paragraph-rsid="00156e64"/>
    </style:style>
    <style:style style:name="P21" style:family="paragraph" style:parent-style-name="Chapter_20_Title" style:master-page-name="First_20_Page">
      <style:paragraph-properties style:page-number="auto"/>
    </style:style>
    <style:style style:name="P22" style:family="paragraph" style:parent-style-name="Code">
      <style:text-properties officeooo:rsid="0016fca5" officeooo:paragraph-rsid="0016fca5"/>
    </style:style>
    <style:style style:name="P23" style:family="paragraph" style:parent-style-name="Code">
      <style:text-properties officeooo:rsid="0017e1fa" officeooo:paragraph-rsid="0017e1fa"/>
    </style:style>
    <style:style style:name="P24" style:family="paragraph">
      <style:paragraph-properties fo:margin-top="0in" fo:margin-bottom="0.0835in" style:writing-mode="lr-tb"/>
    </style:style>
    <style:style style:name="P25" style:family="paragraph">
      <style:paragraph-properties style:writing-mode="lr-tb"/>
    </style:style>
    <style:style style:name="T1" style:family="text"/>
    <style:style style:name="T2" style:family="text">
      <style:text-properties officeooo:rsid="0016fca5"/>
    </style:style>
    <style:style style:name="T3" style:family="text">
      <style:text-properties officeooo:rsid="00137ad6"/>
    </style:style>
    <style:style style:name="T4" style:family="text">
      <style:text-properties officeooo:rsid="0017e1fa"/>
    </style:style>
    <style:style style:name="T5" style:family="text">
      <style:text-properties style:font-name="HelveticaNeue Condensed" fo:font-size="8pt" style:font-size-asian="8pt" style:font-name-complex="HelveticaNeue Condensed" style:font-size-complex="8pt"/>
    </style:style>
    <style:style style:name="T6" style:family="text">
      <style:text-properties fo:color="#bfbfbf" style:font-name="ZapfDingbats" fo:font-size="8pt" style:font-size-asian="8pt" style:font-name-complex="ZapfDingbats" style:font-size-complex="8pt"/>
    </style:style>
    <style:style style:name="T7" style:family="text">
      <style:text-properties fo:color="#bfbfbf" style:font-name="HelveticaNeue Condensed" fo:font-size="8pt" style:font-size-asian="8pt" style:font-name-complex="HelveticaNeue Condensed" style:font-size-complex="8pt"/>
    </style:style>
    <style:style style:name="T8" style:family="text">
      <style:text-properties officeooo:rsid="0016fca5"/>
    </style:style>
    <style:style style:name="T9" style:family="text">
      <style:text-properties officeooo:rsid="00137ad6"/>
    </style:style>
    <style:style style:name="T10" style:family="text">
      <style:text-properties officeooo:rsid="0017e1fa"/>
    </style:style>
    <style:style style:name="T11" style:family="text">
      <style:text-properties style:font-name="Times" fo:language="none" fo:country="none" fo:font-weight="bold" style:font-weight-asian="bold" style:font-name-complex="Times" text:display="true"/>
    </style:style>
    <style:style style:name="T12" style:family="text">
      <style:text-properties style:font-name="Times" fo:language="none" fo:country="none" style:font-name-complex="Times" text:display="true"/>
    </style:style>
    <style:style style:name="T13" style:family="text">
      <style:text-properties style:font-name="Times" style:font-name-complex="Times" text:display="true"/>
    </style:style>
    <style:style style:name="T14" style:family="text">
      <style:text-properties fo:font-style="normal" fo:font-weight="bold" style:font-style-asian="normal" style:font-weight-asian="bold"/>
    </style:style>
    <style:style style:name="T15" style:family="text">
      <style:text-properties fo:font-style="normal" fo:font-weight="bold" officeooo:rsid="0017e1fa" style:font-style-asian="normal" style:font-weight-asian="bold"/>
    </style:style>
    <style:style style:name="T16" style:family="text">
      <style:text-properties fo:font-style="italic" style:font-style-asian="italic"/>
    </style:style>
    <style:style style:name="T17" style:family="text">
      <style:text-properties style:font-name-asian="TheSansMonoConNormal"/>
    </style:style>
    <style:style style:name="T18" style:family="text">
      <style:text-properties style:font-name="Utopia-Italic" style:font-name-complex="Utopia-Italic"/>
    </style:style>
    <style:style style:name="T19" style:family="text">
      <style:text-properties officeooo:rsid="00129d64"/>
    </style:style>
    <style:style style:name="T20" style:family="text">
      <style:text-properties officeooo:rsid="00136945"/>
    </style:style>
    <style:style style:name="T21" style:family="text">
      <style:text-properties officeooo:rsid="00184dd5"/>
    </style:style>
    <style:style style:name="T22" style:family="text">
      <style:text-properties officeooo:rsid="001ac8c2"/>
    </style:style>
    <style:style style:name="T23"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8930080" text:id="ct68930080">
          <text:insertion>
            <office:change-info>
              <dc:creator>Ray Lischner</dc:creator>
              <dc:date>2013-09-29T21:20:00</dc:date>
            </office:change-info>
          </text:insertion>
        </text:changed-region>
        <text:changed-region xml:id="ct70092656" text:id="ct70092656">
          <text:deletion>
            <office:change-info>
              <dc:creator>Ray Lischner</dc:creator>
              <dc:date>2013-09-29T21:21:00</dc:date>
            </office:change-info>
            <text:p text:style-name="Body_20_Text_20_First">use</text:p>
          </text:deletion>
        </text:changed-region>
        <text:changed-region xml:id="ct68970560" text:id="ct68970560">
          <text:insertion>
            <office:change-info>
              <dc:creator>Ray Lischner</dc:creator>
              <dc:date>2013-09-29T21:21:00</dc:date>
            </office:change-info>
          </text:insertion>
        </text:changed-region>
        <text:changed-region xml:id="ct68585808" text:id="ct68585808">
          <text:deletion>
            <office:change-info>
              <dc:creator>Ray Lischner</dc:creator>
              <dc:date>2013-09-29T21:21:00</dc:date>
            </office:change-info>
            <text:p text:style-name="Body_20_Text_20_First">a</text:p>
          </text:deletion>
        </text:changed-region>
        <text:changed-region xml:id="ct70440368" text:id="ct70440368">
          <text:insertion>
            <office:change-info>
              <dc:creator>Ray Lischner</dc:creator>
              <dc:date>2013-09-29T21:21:00</dc:date>
            </office:change-info>
          </text:insertion>
        </text:changed-region>
        <text:changed-region xml:id="ct68584496" text:id="ct68584496">
          <text:insertion>
            <office:change-info>
              <dc:creator>Ray Lischner</dc:creator>
              <dc:date>2013-09-29T21:21:00</dc:date>
            </office:change-info>
          </text:insertion>
        </text:changed-region>
        <text:changed-region xml:id="ct70481984" text:id="ct70481984">
          <text:deletion>
            <office:change-info>
              <dc:creator>Ray Lischner</dc:creator>
              <dc:date>2013-09-26T17:52:00</dc:date>
            </office:change-info>
            <text:p text:style-name="Text_20_body">
       <text:span text:style-name="Code_20_Inline">utility</text:span>
      </text:p>
          </text:deletion>
        </text:changed-region>
        <text:changed-region xml:id="ct70101056" text:id="ct70101056">
          <text:insertion>
            <office:change-info>
              <dc:creator>Ray Lischner</dc:creator>
              <dc:date>2013-09-26T17:52:00</dc:date>
            </office:change-info>
          </text:insertion>
        </text:changed-region>
        <text:changed-region xml:id="ct68948608" text:id="ct68948608">
          <text:deletion>
            <office:change-info>
              <dc:creator>Ray Lischner</dc:creator>
              <dc:date>2013-09-29T21:23:00</dc:date>
            </office:change-info>
            <text:p text:style-name="Text_20_body">
       <text:s/>
      </text:p>
          </text:deletion>
        </text:changed-region>
        <text:changed-region xml:id="ct70088432" text:id="ct70088432">
          <text:insertion>
            <office:change-info>
              <dc:creator>Ray Lischner</dc:creator>
              <dc:date>2013-09-29T21:23:00</dc:date>
            </office:change-info>
          </text:insertion>
        </text:changed-region>
        <text:changed-region xml:id="ct69046064" text:id="ct69046064">
          <text:insertion>
            <office:change-info>
              <dc:creator>Ray Lischner</dc:creator>
              <dc:date>2013-10-04T21:03:00</dc:date>
            </office:change-info>
          </text:insertion>
        </text:changed-region>
        <text:changed-region xml:id="ct69967952" text:id="ct69967952">
          <text:deletion>
            <office:change-info>
              <dc:creator>Ray Lischner</dc:creator>
              <dc:date>2013-10-04T21:05:00</dc:date>
            </office:change-info>
            <text:p text:style-name="P1">. </text:p>
          </text:deletion>
        </text:changed-region>
        <text:changed-region xml:id="ct70480528" text:id="ct70480528">
          <text:insertion>
            <office:change-info>
              <dc:creator>Ray Lischner</dc:creator>
              <dc:date>2013-10-04T21:05:00</dc:date>
            </office:change-info>
          </text:insertion>
        </text:changed-region>
        <text:changed-region xml:id="ct69018720" text:id="ct69018720">
          <text:deletion>
            <office:change-info>
              <dc:creator>Ray Lischner</dc:creator>
              <dc:date>2013-10-04T21:05:00</dc:date>
            </office:change-info>
            <text:p text:style-name="P1">
       <text:span text:style-name="T2">this</text:span>
      </text:p>
          </text:deletion>
        </text:changed-region>
        <text:changed-region xml:id="ct69943616" text:id="ct69943616">
          <text:insertion>
            <office:change-info>
              <dc:creator>Ray Lischner</dc:creator>
              <dc:date>2013-10-04T21:06:00</dc:date>
            </office:change-info>
          </text:insertion>
        </text:changed-region>
        <text:changed-region xml:id="ct69019424" text:id="ct69019424">
          <text:insertion>
            <office:change-info>
              <dc:creator>Ray Lischner</dc:creator>
              <dc:date>2013-10-04T21:25:00</dc:date>
            </office:change-info>
          </text:insertion>
        </text:changed-region>
        <text:changed-region xml:id="ct69947456" text:id="ct69947456">
          <text:insertion>
            <office:change-info>
              <dc:creator>Ray Lischner</dc:creator>
              <dc:date>2013-09-29T21:23:00</dc:date>
            </office:change-info>
          </text:insertion>
        </text:changed-region>
        <text:changed-region xml:id="ct70272672" text:id="ct70272672">
          <text:insertion>
            <office:change-info>
              <dc:creator>Ray Lischner</dc:creator>
              <dc:date>2013-09-29T21:24:00</dc:date>
            </office:change-info>
          </text:insertion>
        </text:changed-region>
        <text:changed-region xml:id="ct69946528" text:id="ct69946528">
          <text:insertion>
            <office:change-info>
              <dc:creator>Ray Lischner</dc:creator>
              <dc:date>2013-10-04T21:07:00</dc:date>
            </office:change-info>
          </text:insertion>
        </text:changed-region>
        <text:changed-region xml:id="ct69044000" text:id="ct69044000">
          <text:insertion>
            <office:change-info>
              <dc:creator>Ray Lischner</dc:creator>
              <dc:date>2013-09-29T21:25:00</dc:date>
            </office:change-info>
          </text:insertion>
        </text:changed-region>
        <text:changed-region xml:id="ct53663008" text:id="ct53663008">
          <text:insertion>
            <office:change-info>
              <dc:creator>Ray Lischner</dc:creator>
              <dc:date>2013-10-04T21:31:00</dc:date>
            </office:change-info>
          </text:insertion>
        </text:changed-region>
        <text:changed-region xml:id="ct68996864" text:id="ct68996864">
          <text:insertion>
            <office:change-info>
              <dc:creator>Ray Lischner</dc:creator>
              <dc:date>2013-09-29T21:29:00</dc:date>
            </office:change-info>
          </text:insertion>
        </text:changed-region>
        <text:changed-region xml:id="ct68670000" text:id="ct68670000">
          <text:insertion>
            <office:change-info>
              <dc:creator>Ray Lischner</dc:creator>
              <dc:date>2013-10-04T21:09:00</dc:date>
            </office:change-info>
          </text:insertion>
        </text:changed-region>
        <text:changed-region xml:id="ct69043120" text:id="ct69043120">
          <text:insertion>
            <office:change-info>
              <dc:creator>Ray Lischner</dc:creator>
              <dc:date>2013-10-04T21:10:00</dc:date>
            </office:change-info>
          </text:insertion>
        </text:changed-region>
        <text:changed-region xml:id="ct70096320" text:id="ct70096320">
          <text:insertion>
            <office:change-info>
              <dc:creator>Ray Lischner</dc:creator>
              <dc:date>2013-10-04T21:11:00</dc:date>
            </office:change-info>
          </text:insertion>
        </text:changed-region>
        <text:changed-region xml:id="ct70141840" text:id="ct70141840">
          <text:insertion>
            <office:change-info>
              <dc:creator>Ray Lischner</dc:creator>
              <dc:date>2013-10-04T21:12:00</dc:date>
            </office:change-info>
          </text:insertion>
        </text:changed-region>
        <text:changed-region xml:id="ct70143120" text:id="ct70143120">
          <text:insertion>
            <office:change-info>
              <dc:creator>Ray Lischner</dc:creator>
              <dc:date>2013-10-04T21:16:00</dc:date>
            </office:change-info>
          </text:insertion>
        </text:changed-region>
        <text:changed-region xml:id="ct69030976" text:id="ct69030976">
          <text:insertion>
            <office:change-info>
              <dc:creator>Ray Lischner</dc:creator>
              <dc:date>2013-10-04T21:17:00</dc:date>
            </office:change-info>
          </text:insertion>
        </text:changed-region>
        <text:changed-region xml:id="ct70043296" text:id="ct70043296">
          <text:insertion>
            <office:change-info>
              <dc:creator>Ray Lischner</dc:creator>
              <dc:date>2013-10-04T21:18:00</dc:date>
            </office:change-info>
          </text:insertion>
        </text:changed-region>
        <text:changed-region xml:id="ct69029088" text:id="ct69029088">
          <text:insertion>
            <office:change-info>
              <dc:creator>Ray Lischner</dc:creator>
              <dc:date>2013-10-04T21:19:00</dc:date>
            </office:change-info>
          </text:insertion>
        </text:changed-region>
        <text:changed-region xml:id="ct70041776" text:id="ct70041776">
          <text:insertion>
            <office:change-info>
              <dc:creator>Ray Lischner</dc:creator>
              <dc:date>2013-10-04T21:20:00</dc:date>
            </office:change-info>
          </text:insertion>
        </text:changed-region>
        <text:changed-region xml:id="ct69942176" text:id="ct69942176">
          <text:insertion>
            <office:change-info>
              <dc:creator>Ray Lischner</dc:creator>
              <dc:date>2013-10-04T21:21:00</dc:date>
            </office:change-info>
          </text:insertion>
        </text:changed-region>
        <text:changed-region xml:id="ct69031424" text:id="ct69031424">
          <text:insertion>
            <office:change-info>
              <dc:creator>Ray Lischner</dc:creator>
              <dc:date>2013-10-04T21:23:00</dc:date>
            </office:change-info>
          </text:insertion>
        </text:changed-region>
        <text:changed-region xml:id="ct69047776" text:id="ct69047776">
          <text:insertion>
            <office:change-info>
              <dc:creator>Ray Lischner</dc:creator>
              <dc:date>2013-09-29T21:27:00</dc:date>
            </office:change-info>
          </text:insertion>
        </text:changed-region>
        <text:changed-region xml:id="ct68694064" text:id="ct68694064">
          <text:insertion>
            <office:change-info>
              <dc:creator>Ray Lischner</dc:creator>
              <dc:date>2013-09-29T21:26:00</dc:date>
            </office:change-info>
          </text:insertion>
        </text:changed-region>
        <text:changed-region xml:id="ct70386640" text:id="ct70386640">
          <text:deletion>
            <office:change-info>
              <dc:creator>Ray Lischner</dc:creator>
              <dc:date>2013-09-29T21:26:00</dc:date>
            </office:change-info>
            <text:p text:style-name="Body_20_Text_20_First">
       <text:span text:style-name="T3">might </text:span>
      </text:p>
          </text:deletion>
        </text:changed-region>
        <text:changed-region xml:id="ct69048832" text:id="ct69048832">
          <text:insertion>
            <office:change-info>
              <dc:creator>Ray Lischner</dc:creator>
              <dc:date>2013-10-04T21:23:00</dc:date>
            </office:change-info>
          </text:insertion>
        </text:changed-region>
        <text:changed-region xml:id="ct69019936" text:id="ct69019936">
          <text:deletion>
            <office:change-info>
              <dc:creator>Ray Lischner</dc:creator>
              <dc:date>2013-10-04T21:23:00</dc:date>
            </office:change-info>
            <text:p text:style-name="Text_20_body">
       <text:span text:style-name="T4">4</text:span>
      </text:p>
          </text:deletion>
        </text:changed-region>
        <text:changed-region xml:id="ct68737792" text:id="ct68737792">
          <text:deletion>
            <office:change-info>
              <dc:creator>Ray Lischner</dc:creator>
              <dc:date>2013-10-04T21:23:00</dc:date>
            </office:change-info>
            <text:p text:style-name="Code_20_Caption">4</text:p>
          </text:deletion>
        </text:changed-region>
        <text:changed-region xml:id="ct69048064" text:id="ct69048064">
          <text:insertion>
            <office:change-info>
              <dc:creator>Ray Lischner</dc:creator>
              <dc:date>2013-10-04T21: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named Functions<text:span text:style-name="Comment_20_Reference"><text:span text:style-name="T11"><office:annotation><dc:creator>Stefan Turalski</dc:creator><dc:date>2013-09-17T21:21:00</dc:date><text:p text:style-name="P24"><text:span text:style-name="T23">It's really nice to see lambda so early in the book.</text:span></text:p><text:p text:style-name="P24"><text:span text:style-name="T23"/></text:p><text:p text:style-name="P24"><text:span text:style-name="T23">As usually, not technical issues as such. (Well maybe the utility vs. functional headers location for std::function).</text:span></text:p><text:p text:style-name="P24"><text:span text:style-name="T23"/></text:p><text:p text:style-name="P24"><text:span text:style-name="T23">However, I think we are missing two concepts.</text:span></text:p><text:p text:style-name="P24"><text:span text:style-name="T23">I’d like to see a sentence on mixing variable capture by reference and value (say [x,&amp;y]).</text:span></text:p><text:p text:style-name="P24"><text:span text:style-name="T23">On top of that would be nice to see something on ways to change a value captured variable (mutable keyword).</text:span></text:p><text:p text:style-name="P24"><text:span text:style-name="T23"/></text:p><text:p text:style-name="P24"><text:span text:style-name="T23">No point of mentioning noexcept at this level I guess?</text:span></text:p></office:annotation></text:span></text:span></text:p>
      <text:p text:style-name="Body_20_Text_20_First">One problem with calling algorithms is that sometimes the predicate or transformation function must be declared far from the place where it is called. With a properly descriptive name, this problem can be reduced, but often the function is trivial and your program would be much easier to read if you could put its functionality directly in the call to the standard algorithm. A new feature in C++ 11 permits exactly that.</text:p>
      <text:h text:style-name="Heading_20_1" text:outline-level="1">Lambdas</text:h>
      <text:p text:style-name="Body_20_Text_20_First">C++ 11 lets you define a function as an expression. You can pass this function to an algorithm, save it in a variable, or call it immediately. Such a function is called a <text:span text:style-name="Emphasis">lambda</text:span> for reasons that only a computer scientist would understand or even care about. If you aren’t a computer scientist, don’t worry and just realize that when the nerds talk about lambdas, they are just talking about unnamed functions. As a quick introduction, Listing 23-1 rewrites Listing 22-1 to use a lambda.</text:p>
      <text:p text:style-name="Code_20_Caption"><text:span text:style-name="T14">Listing 23-1.</text:span> Calling <text:span text:style-name="Code_20_Inline"><text:span text:style-name="T16">transform</text:span></text:span> to Apply a Lambda to Each Element of an Array</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7"><text:s text:c="3"/></text:span>std::vector&lt;int&gt; data{};</text:p>
      <text:p text:style-name="Code"/>
      <text:p text:style-name="Code"><text:span text:style-name="T17"><text:s text:c="3"/></text:span>std::copy(std::istream_iterator&lt;int&gt;(std::cin),</text:p>
      <text:p text:style-name="Code"><text:span text:style-name="T17"><text:s text:c="13"/></text:span>std::istream_iterator&lt;int&gt;(),</text:p>
      <text:p text:style-name="Code"><text:span text:style-name="T17"><text:s text:c="13"/></text:span>std::back_inserter(data));</text:p>
      <text:p text:style-name="Code"/>
      <text:p text:style-name="Code"><text:span text:style-name="T17"><text:s text:c="3"/></text:span>std::transform(data.begin(), data.end(), data.begin(), [](int x) { return x * 2; });</text:p>
      <text:p text:style-name="Code"/>
      <text:p text:style-name="Code"><text:span text:style-name="T17"><text:s text:c="3"/></text:span>std::copy(data.begin(), data.end(),</text:p>
      <text:p text:style-name="Code"><text:span text:style-name="T17"><text:s text:c="13"/></text:span>std::ostream_iterator&lt;int&gt;(std::cout, "\n"));</text:p>
      <text:p text:style-name="Code">}</text:p>
      <text:p text:style-name="Text_20_body"><text:soft-page-break/>The lambda almost looks like a function definition. Instead of a function name, a lambda begins with square brackets. The usual function arguments and compound statement follow. <text:span text:style-name="Strong_20_Emphasis">What’s missing?</text:span> _______________________________________</text:p>
      <text:p text:style-name="Text_20_body">That’s right, the function’s return type. When a lambda’s function body contains only a single return statement, the compiler deduces the function’s type from the type of the return expression. In this case, the return type is <text:span text:style-name="Code_20_Inline">int</text:span>.</text:p>
      <text:p text:style-name="Text_20_body">With a lambda, the program is slightly shorter and much easier to read. You don’t need to hunt for the definition of <text:span text:style-name="Code_20_Inline">times_two()</text:span> to learn what it does. (Not all functions are named so clearly.) But lambdas are even more powerful and can do things that ordinary functions can’t. Take a look at Listing 23-2 to see what I mean.</text:p>
      <text:p text:style-name="Code_20_Caption"><text:span text:style-name="T14">Listing 23-2.</text:span> Using a Lambda to Access Local Variables</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7"><text:s text:c="3"/></text:span>std::vector&lt;int&gt; data{};</text:p>
      <text:p text:style-name="Code"/>
      <text:p text:style-name="Code"><text:span text:style-name="T17"><text:s text:c="3"/></text:span>std::cout &lt;&lt; "Multiplier: ";</text:p>
      <text:p text:style-name="Code"><text:span text:style-name="T17"><text:s text:c="3"/></text:span>int multiplier{};</text:p>
      <text:p text:style-name="Code"><text:span text:style-name="T17"><text:s text:c="3"/></text:span>std::cin &gt;&gt; multiplier;</text:p>
      <text:p text:style-name="Code"><text:span text:style-name="T17"><text:s text:c="3"/></text:span>std::cout &lt;&lt; "Data:\n";</text:p>
      <text:p text:style-name="Code"><text:span text:style-name="T17"><text:s text:c="3"/></text:span>std::copy(std::istream_iterator&lt;int&gt;(std::cin),</text:p>
      <text:p text:style-name="Code"><text:span text:style-name="T17"><text:s text:c="6"/></text:span>std::istream_iterator&lt;int&gt;(),</text:p>
      <text:p text:style-name="Code"><text:span text:style-name="T17"><text:s text:c="6"/></text:span>std::back_inserter(data));</text:p>
      <text:p text:style-name="Code"/>
      <text:p text:style-name="Code"><text:span text:style-name="T17"><text:s text:c="3"/></text:span>std::transform(data.begin(), data.end(), data.begin(),</text:p>
      <text:p text:style-name="Code"><text:span text:style-name="T17"><text:s text:c="6"/></text:span>[multiplier](int i){ return i * multiplier; });</text:p>
      <text:p text:style-name="Code"/>
      <text:p text:style-name="Code"><text:span text:style-name="T17"><text:s text:c="3"/></text:span>std::copy(data.begin(), data.end(),</text:p>
      <text:p text:style-name="Code"><text:span text:style-name="T17"><text:s text:c="6"/></text:span>std::ostream_iterator&lt;int&gt;(std::cout, "\n"));</text:p>
      <text:p text:style-name="Code">}</text:p>
      <text:p text:style-name="Text_20_body">Predict the output if the progam’s input is as follows:</text:p>
      <text:p text:style-name="Code">4 1 2 3 4 5</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oft-page-break/>The first number is the multipl<text:change-start text:change-id="ct68930080"/><text:span text:style-name="T20">i</text:span><text:change-end text:change-id="ct68930080"/>er, and the remaining numbers are multiplied by it, yielding:</text:p>
      <text:p text:style-name="Code">4</text:p>
      <text:p text:style-name="Code">8</text:p>
      <text:p text:style-name="Code">12</text:p>
      <text:p text:style-name="Code">16</text:p>
      <text:p text:style-name="Code">20</text:p>
      <text:p text:style-name="Text_20_body">See the trick? The lambda is able to read the local variable, <text:span text:style-name="Code_20_Inline">multiplier</text:span>. A separate function, such as <text:span text:style-name="Code_20_Inline">times_two()</text:span> in Listing 22-1, can’t do that. Of course, you can pass two arguments to <text:span text:style-name="Code_20_Inline">times_two()</text:span>, but this use of the <text:span text:style-name="Code_20_Inline">transform</text:span> algorithm calls the function with only one argument. There are ways to work around this limitation, but I won’t bother showing them to you because lambdas solve the problem simply and elegantly.</text:p>
      <text:h text:style-name="Heading_20_1" text:outline-level="1">Naming an Unnamed Function</text:h>
      <text:p text:style-name="Body_20_Text_20_First">Although a lambda is an unnamed function, you can give it a name by assigning the lambda to a variable. This is a case where you probably want to <text:change text:change-id="ct70092656"/><text:change-start text:change-id="ct68970560"/><text:span text:style-name="T20">declare the variable using</text:span><text:change-end text:change-id="ct68970560"/> the <text:span text:style-name="Code_20_Inline">auto</text:span> keyword so you don’t have to think about the type of <text:change text:change-id="ct68585808"/><text:change-start text:change-id="ct70440368"/><text:span text:style-name="T20">the</text:span><text:change-end text:change-id="ct70440368"/> lambda<text:change-start text:change-id="ct68584496"/> <text:span text:style-name="T20">that is the variable’s initial value</text:span><text:change-end text:change-id="ct68584496"/><text:span text:style-name="Comment_20_Reference"><text:span text:style-name="T13"><office:annotation><dc:creator>Stefan Turalski</dc:creator><dc:date>2013-09-17T21:22:00</dc:date><text:p text:style-name="P24"><text:span text:style-name="T23">“</text:span><text:span text:style-name="T23">return type”, right? for clarity</text:span></text:p></office:annotation></text:span></text:span>. Just remember that <text:span text:style-name="Code_20_Inline">auto</text:span> doesn’t play well with universal initialization<text:span text:style-name="Comment_20_Reference"><text:span text:style-name="T13"><office:annotation><dc:creator>Stefan Turalski</dc:creator><dc:date>2013-09-17T21:23:00</dc:date><text:p text:style-name="P24"><text:span text:style-name="T23">This one was intriguing, would you mean issues like:</text:span></text:p><text:p text:style-name="P24"><text:span text:style-name="T23">auto x = {1.23}; where x gets initialised to initializer_list&lt;double&gt; vs. auto x = double{1.23}; when we get what we (probably) wanted?</text:span></text:p><text:p text:style-name="P24"><text:span text:style-name="T23">Please clarify or point to exploration that will cover the subject.</text:span></text:p></office:annotation></text:span></text:span>, so use an equal sign or parentheses:</text:p>
      <text:p text:style-name="Code">auto times_three = [](int i) { return i * 3; };</text:p>
      <text:p text:style-name="Text_20_body">Once you assign a lambda to a variable, you can call that variable as though it were an ordinary function:</text:p>
      <text:p text:style-name="Code">int forty_two{ times_three(14) };</text:p>
      <text:p text:style-name="Text_20_body">The advantage of naming a lambda is that you can call it more than once in the same function. In this way, you get the benefit of self-documenting code with a well-chosen name, and the benefit of a local definition.</text:p>
      <text:p text:style-name="Text_20_body">If you don’t want to use <text:span text:style-name="Code_20_Inline">auto</text:span>, the standard library can help. In the <text:span text:style-name="Code_20_Inline">&lt;</text:span><text:change text:change-id="ct70481984"/><text:change-start text:change-id="ct70101056"/><text:span text:style-name="Code_20_Inline"><text:span text:style-name="T19">functional</text:span></text:span><text:change-end text:change-id="ct70101056"/><text:span text:style-name="Code_20_Inline">&gt;</text:span> header is the type <text:s/><text:span text:style-name="Code_20_Inline">std::function</text:span>,<text:span text:style-name="Comment_20_Reference"><text:span text:style-name="T12"><office:annotation><dc:creator>Stefan Turalski</dc:creator><dc:date>2013-09-17T21:23:00</dc:date><text:p text:style-name="P24"><text:span text:style-name="T23">Well in the &lt;functional&gt; really to be specific, right? (Yep, spotted because of VS2013)</text:span></text:p></office:annotation></text:span></text:span> which you use by placing a function’s return type and parameter types in angle brackets, e.g., <text:span text:style-name="Code_20_Inline">std::function&lt;int(int)&gt;</text:span>. For example, the following defines a variable, <text:span text:style-name="Code_20_Inline">times_two</text:span>, and initializes it with a lambda that takes one argument of type <text:span text:style-name="Code_20_Inline">int</text:span> and returns <text:span text:style-name="Code_20_Inline">int</text:span>:</text:p>
      <text:p text:style-name="Code">std::function&lt;int(int)&gt; times_two{ [](int i) { return i * 2; } };</text:p>
      <text:p text:style-name="Text_20_body">The actual type of a lambda is more complicated, but the compiler knows how to convert that type to the matching <text:span text:style-name="Code_20_Inline">std::function&lt;&gt;</text:span> type.</text:p>
      <text:h text:style-name="Heading_20_1" text:outline-level="1">Capturing Local Variables</text:h>
      <text:p text:style-name="Body_20_Text_20_First">Naming a local variable in the lambda’s square brackets is called <text:span text:style-name="Emphasis">capturing</text:span> the variable. If you do not capture a variable, you cannot use it in the lambda, so the lambda would be able to use only its function parameters.</text:p>
      <text:p text:style-name="Text_20_body"><text:span text:style-name="Strong_20_Emphasis">Read the program in Listing 23-3.</text:span> Think about how it captures the local variable, <text:span text:style-name="Code_20_Inline">multiplier</text:span>.</text:p>
      <text:p text:style-name="Code_20_Caption"><text:soft-page-break/><text:span text:style-name="T14">Listing 23-3.</text:span> Using a Lambda to Access Local Variables</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7"><text:s text:c="3"/></text:span>std::vector&lt;int&gt; data{ 1, 2, 3 };</text:p>
      <text:p text:style-name="Code"/>
      <text:p text:style-name="Code"><text:span text:style-name="T17"><text:s text:c="3"/></text:span>int multiplier{3};</text:p>
      <text:p text:style-name="Code"><text:span text:style-name="T17"><text:s text:c="3"/></text:span>auto times = [multiplier](int i) { return i * multiplier; };</text:p>
      <text:p text:style-name="Code"/>
      <text:p text:style-name="Code"><text:span text:style-name="T17"><text:s text:c="3"/></text:span>std::transform(data.begin(), data.end(), data.begin(), times);</text:p>
      <text:p text:style-name="Code"/>
      <text:p text:style-name="Code"><text:span text:style-name="T17"><text:s text:c="3"/></text:span>multiplier = 20;</text:p>
      <text:p text:style-name="Code"><text:span text:style-name="T17"><text:s text:c="3"/></text:span>std::transform(data.begin(), data.end(), data.begin(), times);</text:p>
      <text:p text:style-name="Code"/>
      <text:p text:style-name="Code"><text:span text:style-name="T17"><text:s text:c="3"/></text:span>std::copy(data.begin(), data.end(),</text:p>
      <text:p text:style-name="Code"><text:span text:style-name="T17"><text:s text:c="13"/></text:span>std::ostream_iterator&lt;int&gt;(std::cout, "\n"));</text:p>
      <text:p text:style-name="Code">}</text:p>
      <text:p text:style-name="Text_20_body">Predict the output from Listing 23-3:</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Now run the program. Was your prediction correct?</text:span> ________________ <text:span text:style-name="Strong_20_Emphasis">Why or why not?</text:span></text:p>
      <text:p text:style-name="Unnumbered_20_List">_____________________________________________________________</text:p>
      <text:p text:style-name="Unnumbered_20_List">_____________________________________________________________</text:p>
      <text:p text:style-name="Text_20_body">The value of <text:span text:style-name="Code_20_Inline">multiplier</text:span> was captured by value when the lambda was defined. Thus, changing the value of <text:span text:style-name="Code_20_Inline">multiplier</text:span> later does not change the lambda, and it still multiplies by three. The <text:span text:style-name="Code_20_Inline">transform()</text:span> algorithm is called twice, so the effect is to multiply by 9, not 60.</text:p>
      <text:p text:style-name="Text_20_body"><text:soft-page-break/>If you need your lambda to keep track of the local variable and always use its most recent value, you can capture a variable by reference <text:change text:change-id="ct68948608"/>by prefacing its name with an ampersand (similar to a reference function parameter):</text:p>
      <text:p text:style-name="Code">[&amp;multiplier](int i) { return i * multiplier; };</text:p>
      <text:p text:style-name="Text_20_body">Modify Listing 23-3 to capture <text:span text:style-name="Code_20_Inline">multiplier</text:span> by reference. Run the program to observe its new behavior.</text:p>
      <text:p text:style-name="P1">You can choose to omit the capture name to capture all local variable<text:change-start text:change-id="ct70088432"/><text:span text:style-name="T20">s</text:span><text:change-end text:change-id="ct70088432"/>. Use an equal sign to capture everything by value or just an ampersand to capture everything by reference<text:change-start text:change-id="ct69046064"/>:</text:p>
      <text:p text:style-name="P22">int x<text:span text:style-name="T22">{0}</text:span>, y<text:span text:style-name="T22">{1}</text:span>, z<text:span text:style-name="T22">{2}</text:span>;</text:p>
      <text:p text:style-name="P22">auto capture_all_by_value = [=]() { return x + y + z; };</text:p>
      <text:p text:style-name="P22">auto capture_all_by_reference = [&amp;]() { x = y = z = 0; };</text:p>
      <text:p text:style-name="P1"><text:change-end text:change-id="ct69046064"/><text:change text:change-id="ct69967952"/>I advise against <text:change-start text:change-id="ct70480528"/><text:span text:style-name="T2">capturing everything by default</text:span><text:change-end text:change-id="ct70480528"/><text:change text:change-id="ct69018720"/> because it leads to sloppy code<text:change-start text:change-id="ct69943616"/>. <text:span text:style-name="T2">Be explicit about the </text:span><text:span text:style-name="T21">variables that the </text:span><text:span text:style-name="T2">lambda capture</text:span><text:change-end text:change-id="ct69943616"/><text:change-start text:change-id="ct69019424"/><text:span text:style-name="T21">s</text:span><text:change-end text:change-id="ct69019424"/>. The list of captures should be short, or else you are probably doing something wrong.<text:change-start text:change-id="ct69947456"/> <text:span text:style-name="T2">But you will likely see other </text:span><text:span text:style-name="T21">programmer</text:span><text:span text:style-name="T2">s capture everything, if only out of laziness, so I had to show you the syntax.</text:span></text:p>
      <text:p text:style-name="P1">
    <text:span text:style-name="T20">If you </text:span>
    <text:span text:style-name="T2">follow best practices and </text:span>
    <text:span text:style-name="T20">list individual capture names, the default is capture-by-value, so you must supply an ampersand for each name that you want to </text:span>
    <text:change-end text:change-id="ct69947456"/>
    <text:change-start text:change-id="ct70272672"/>
    <text:span text:style-name="T20">capture by reference. Feel free to mix capture-by-value and capture-by-reference</text:span>
    <text:change-end text:change-id="ct70272672"/>
    <text:change-start text:change-id="ct69946528"/>
    <text:span text:style-name="T20">:</text:span>
    <text:change-end text:change-id="ct69946528"/>
    <text:change-start text:change-id="ct69044000"/>
   </text:p>
      <text:p text:style-name="P22">auto lambda =</text:p>
      <text:p text:style-name="P11"><text:span text:style-name="T2"><text:s text:c="3"/></text:span>[by_value, &amp;by_reference, another_by_value, &amp;another_by_reference]() {</text:p>
      <text:p text:style-name="P9"><text:s text:c="6"/>by_reference = by_value;</text:p>
      <text:p text:style-name="P9"><text:s text:c="6"/>another_by_reference = another_by_value;</text:p>
      <text:p text:style-name="P10"><text:s text:c="3"/>}<text:change-end text:change-id="ct69044000"/><text:change-start text:change-id="ct53663008"/>;<text:change-end text:change-id="ct53663008"/></text:p>
      <text:h text:style-name="P20" text:outline-level="1"><text:change-start text:change-id="ct68996864"/>const Capture</text:h>
      <text:p text:style-name="P18">Capture-by-value has one trick up its sleeve that can take you by surprise. Consider the simple program in Listing 23-4.</text:p>
      <text:p text:style-name="P15"><text:span text:style-name="T14">Listing 23-</text:span><text:span text:style-name="T15">4</text:span><text:span text:style-name="T14">.</text:span> Using a Lambda to Access Local Variables</text:p>
      <text:p text:style-name="P8">#include &lt;iostream&gt;</text:p>
      <text:p text:style-name="P12"/>
      <text:p text:style-name="P12">int main()</text:p>
      <text:p text:style-name="P12">{</text:p>
      <text:p text:style-name="P12">
    <text:s text:c="3"/>
    <text:span text:style-name="T4">int x{0};</text:span>
   </text:p>
      <text:p text:style-name="P23"><text:s text:c="3"/>auto lambda = [x](int y) {</text:p>
      <text:p text:style-name="P23"><text:s text:c="6"/>x = 1;</text:p>
      <text:p text:style-name="P23"><text:s text:c="6"/>y = 2;</text:p>
      <text:p text:style-name="P23"><text:s text:c="6"/>return x + y;</text:p>
      <text:p text:style-name="P23"><text:s text:c="3"/>};</text:p>
      <text:p text:style-name="P23"><text:s text:c="3"/>int local{0};</text:p>
      <text:p text:style-name="P23"><text:s text:c="3"/>std::cout &lt;&lt; lambda(local) &lt;&lt; ", " &lt;&lt; x &lt;&lt; ", " &lt;&lt; local &lt;&lt; '\n';</text:p>
      <text:p text:style-name="P23"><text:change-end text:change-id="ct68996864"/><text:change-start text:change-id="ct68670000"/>}</text:p>
      <text:p text:style-name="P7">
    <text:soft-page-break/>
    <text:span text:style-name="Strong_20_Emphasis">
     <text:span text:style-name="T4">What do you expect to happen when you run this program?</text:span>
    </text:span>
    <text:change-end text:change-id="ct68670000"/>
    <text:change-start text:change-id="ct69043120"/>
   </text:p>
      <text:p text:style-name="P17">_____________________________________________________________</text:p>
      <text:p text:style-name="P7">
    <text:change-end text:change-id="ct69043120"/>
    <text:change-start text:change-id="ct70096320"/>
    <text:span text:style-name="Strong_20_Emphasis">
     <text:span text:style-name="T4">What is the surprise?</text:span>
    </text:span>
   </text:p>
      <text:p text:style-name="P17">_____________________________________________________________</text:p>
      <text:p text:style-name="P7">
    <text:span text:style-name="T4">You already know that function parameters are call-by-value, so the </text:span>
    <text:span text:style-name="Code_20_Inline">
     <text:span text:style-name="T4">y</text:span>
    </text:span>
    <text:span text:style-name="T4"> </text:span>
    <text:span text:style-name="Code_20_Inline">
     <text:span text:style-name="T4">=</text:span>
    </text:span>
    <text:span text:style-name="T4"> </text:span>
    <text:span text:style-name="Code_20_Inline">
     <text:span text:style-name="T4">1</text:span>
    </text:span>
    <text:span text:style-name="T4"> assignment has n</text:span>
    <text:change-end text:change-id="ct70096320"/>
    <text:change-start text:change-id="ct70141840"/>
    <text:span text:style-name="T4">o effect outside of the lambda, and </text:span>
    <text:span text:style-name="Code_20_Inline">
     <text:span text:style-name="T4">local</text:span>
    </text:span>
    <text:span text:style-name="T4"> remains 0. A by-value capture is similar in that you cannot change the local variable that is captured (</text:span>
    <text:span text:style-name="Code_20_Inline">
     <text:span text:style-name="T4">x</text:span>
    </text:span>
    <text:span text:style-name="T4"> in Listing 23-4).</text:span>
    <text:change-end text:change-id="ct70141840"/>
    <text:change-start text:change-id="ct70143120"/>
    <text:span text:style-name="T4"> But the compil</text:span>
    <text:change-end text:change-id="ct70143120"/>
    <text:change-start text:change-id="ct69030976"/>
    <text:span text:style-name="T4">er is even pickier than that. It doesn’t let you write the assignment </text:span>
    <text:span text:style-name="Code_20_Inline">
     <text:span text:style-name="T4">x</text:span>
    </text:span>
    <text:span text:style-name="T4"> </text:span>
    <text:span text:style-name="Code_20_Inline">
     <text:span text:style-name="T4">=</text:span>
    </text:span>
    <text:span text:style-name="T4"> </text:span>
    <text:span text:style-name="Code_20_Inline">
     <text:span text:style-name="T4">1</text:span>
    </text:span>
    <text:span text:style-name="T4">. It’s as though every by-value capture were declared </text:span>
    <text:span text:style-name="Code_20_Inline">
     <text:span text:style-name="T4">const</text:span>
    </text:span>
    <text:span text:style-name="T4">.</text:span>
   </text:p>
      <text:p text:style-name="P7">
    <text:span text:style-name="T4">Lambdas are different from ordinary functions in that default for by-value captures is </text:span>
    <text:span text:style-name="Code_20_Inline">
     <text:span text:style-name="T4">const</text:span>
    </text:span>
    <text:span text:style-name="T4">, and to get a non-</text:span>
    <text:span text:style-name="Code_20_Inline">
     <text:span text:style-name="T4">const</text:span>
    </text:span>
    <text:span text:style-name="T4"> cap</text:span>
    <text:change-end text:change-id="ct69030976"/>
    <text:change-start text:change-id="ct70043296"/>
    <text:span text:style-name="T4">ture, you must explicitly tell the compiler. The keyword to use is </text:span>
    <text:span text:style-name="Code_20_Inline">
     <text:span text:style-name="T4">mutable</text:span>
    </text:span>
    <text:span text:style-name="T4">, which you put after the function parameters, as shown in Listing 23-5.</text:span>
    <text:change-end text:change-id="ct70043296"/>
    <text:change-start text:change-id="ct69029088"/>
   </text:p>
      <text:p text:style-name="P16"><text:span text:style-name="T14">Listing 23-</text:span><text:span text:style-name="T15">5</text:span><text:span text:style-name="T14">.</text:span> Using <text:span text:style-name="T4">the mutable Keyword in a Lambda</text:span></text:p>
      <text:p text:style-name="P14">#include &lt;iostream&gt;</text:p>
      <text:p text:style-name="P13"/>
      <text:p text:style-name="P13">int main()</text:p>
      <text:p text:style-name="P13">{</text:p>
      <text:p text:style-name="P13">
    <text:s text:c="3"/>
    <text:span text:style-name="T4">int x{0};</text:span>
   </text:p>
      <text:p text:style-name="P13">
    <text:span text:style-name="T4"><text:s text:c="3"/>auto lambda = [x](int y) </text:span>
    <text:span text:style-name="Code_20_Bold">
     <text:span text:style-name="T4">mutable</text:span>
    </text:span>
    <text:span text:style-name="T4"> {</text:span>
   </text:p>
      <text:p text:style-name="P23"><text:s text:c="6"/>x = 1;</text:p>
      <text:p text:style-name="P23"><text:s text:c="6"/>y = 2;</text:p>
      <text:p text:style-name="P23"><text:s text:c="6"/>return x + y;</text:p>
      <text:p text:style-name="P23"><text:s text:c="3"/>};</text:p>
      <text:p text:style-name="P23"><text:s text:c="3"/>int local{0};</text:p>
      <text:p text:style-name="P23"><text:s text:c="3"/>std::cout &lt;&lt; lambda(local) &lt;&lt; ", " &lt;&lt; x &lt;&lt; ", " &lt;&lt; local &lt;&lt; '\n';</text:p>
      <text:p text:style-name="P23">}</text:p>
      <text:p text:style-name="P7">
    <text:span text:style-name="T4">Now t</text:span>
    <text:change-end text:change-id="ct69029088"/>
    <text:change-start text:change-id="ct70041776"/>
    <text:span text:style-name="T4">he compiler lets you assign to the capture, </text:span>
    <text:span text:style-name="Code_20_Inline">
     <text:span text:style-name="T4">x</text:span>
    </text:span>
    <text:span text:style-name="T4">. The capture is still by-value, so </text:span>
    <text:span text:style-name="Code_20_Inline">
     <text:span text:style-name="T4">x</text:span>
    </text:span>
    <text:span text:style-name="T4"> in </text:span>
    <text:span text:style-name="Code_20_Inline">
     <text:span text:style-name="T4">main()</text:span>
    </text:span>
    <text:span text:style-name="T4"> doesn’t change</text:span>
    <text:change-end text:change-id="ct70041776"/>
    <text:change-start text:change-id="ct69942176"/>
    <text:span text:style-name="T4">. The output of the program is:</text:span>
   </text:p>
      <text:p text:style-name="P23">3, 0, 0<text:change-end text:change-id="ct69942176"/><text:change-start text:change-id="ct69031424"/></text:p>
      <text:p text:style-name="P7">
    <text:span text:style-name="T4">So far, I have never found an instance when I wanted to use </text:span>
    <text:span text:style-name="Code_20_Inline">
     <text:span text:style-name="T4">mutable</text:span>
    </text:span>
    <text:span text:style-name="T4">. It’s there if you need it, but you will probably never need it.</text:span>
    <text:change-end text:change-id="ct69031424"/>
    <text:change-start text:change-id="ct69047776"/>
   </text:p>
      <text:h text:style-name="Heading_20_1" text:outline-level="1"><text:change-end text:change-id="ct69047776"/>Return Type</text:h>
      <text:p text:style-name="Body_20_Text_20_First">The return type of a lambda is the type of the return expression if the lambda body contains only a return statement. But what if the lambda is more complicated? Although some argue that the compiler should be able to deduce the type from a more complicated lambda (with the restriction that every return statement have the same type), but that is not what the standard says. Future updates to the standard <text:change-start text:change-id="ct68694064"/><text:span text:style-name="T3">will</text:span><text:change-end text:change-id="ct68694064"/><text:change text:change-id="ct70386640"/>loosen this restriction, but as I write this, the restriction remains in place.</text:p>
      <text:p text:style-name="Text_20_body"><text:soft-page-break/>But the syntax for a lambda does not lend itself to declaring a function return type in the usual way. Instead, the return type follows the function parameter list, with an arrow (-&gt;) between the closing parenthesis and the return type:</text:p>
      <text:p text:style-name="Code">[](int i) -&gt; int { return i * 2; }</text:p>
      <text:p text:style-name="Text_20_body">In general, the lambda is easier to read without the explicit return type. The return type is usually obvious, but if it is <text:s/>not, go ahead and be explicit. Clarity trumps brevity.</text:p>
      <text:p text:style-name="Text_20_body"><text:span text:style-name="Strong_20_Emphasis">Rewrite Listing 22-5 to take advantage of lambdas.</text:span> Write functions where you think functions are appropriate and write lambdas where you think lambdas are appropriate. Compare your solution with mine in Listing 23-<text:change-start text:change-id="ct69048832"/><text:span text:style-name="T4">6</text:span><text:change-end text:change-id="ct69048832"/><text:change text:change-id="ct69019936"/>.</text:p>
      <text:p text:style-name="Code_20_Caption">Listing 23-<text:change text:change-id="ct68737792"/><text:change-start text:change-id="ct69048064"/><text:span text:style-name="T4">6</text:span><text:change-end text:change-id="ct69048064"/>. Testing for Palindromes</text:p>
      <text:p text:style-name="Code">#include &lt;algorithm&gt;</text:p>
      <text:p text:style-name="Code">#include &lt;iostream&gt;</text:p>
      <text:p text:style-name="Code">#include &lt;iterator&gt;</text:p>
      <text:p text:style-name="Code">#include &lt;locale&gt;</text:p>
      <text:p text:style-name="Code">#include &lt;string&gt;</text:p>
      <text:p text:style-name="Code"/>
      <text:p text:style-name="Code">/** Determine whether @p str is a palindrome.</text:p>
      <text:p text:style-name="Code"><text:span text:style-name="T17"><text:s/></text:span>* Only letter characters are tested. Spaces and punctuation don't count.</text:p>
      <text:p text:style-name="Code"><text:span text:style-name="T17"><text:s/></text:span>* Empty strings are not palindromes because that's just too easy.</text:p>
      <text:p text:style-name="Code"><text:span text:style-name="T17"><text:s/></text:span>* @param str the string to test</text:p>
      <text:p text:style-name="Code"><text:span text:style-name="T17"><text:s/></text:span>* @return true if @p str is the same forward and backward</text:p>
      <text:p text:style-name="Code"><text:span text:style-name="T17"><text:s/></text:span>*/</text:p>
      <text:p text:style-name="Code">bool is_palindrome(std::string str)</text:p>
      <text:p text:style-name="Code">{</text:p>
      <text:p text:style-name="Code"><text:span text:style-name="T17"><text:s text:c="2"/></text:span>// Filter the string to keep only letters</text:p>
      <text:p text:style-name="Code"><text:span text:style-name="T17"><text:s text:c="2"/></text:span>std::string::iterator end{std::remove_if(str.begin(), str.end(),</text:p>
      <text:p text:style-name="Code"><text:span text:style-name="T17"><text:s text:c="4"/></text:span>[](char ch)</text:p>
      <text:p text:style-name="Code"><text:span text:style-name="T17"><text:s text:c="4"/></text:span>{ </text:p>
      <text:p text:style-name="Code"><text:span text:style-name="T17"><text:s text:c="6"/></text:span>return not std::isalpha(ch, std::locale());</text:p>
      <text:p text:style-name="Code"><text:span text:style-name="T17"><text:s text:c="4"/></text:span>})</text:p>
      <text:p text:style-name="Code"><text:span text:style-name="T17"><text:s text:c="2"/></text:span>};</text:p>
      <text:p text:style-name="Code"/>
      <text:p text:style-name="Code"><text:span text:style-name="T17"><text:s text:c="2"/></text:span>// Reverse the filtered string.</text:p>
      <text:p text:style-name="Code"><text:span text:style-name="T17"><text:s text:c="2"/></text:span>std::string rev{str.begin(), end};</text:p>
      <text:p text:style-name="Code"><text:span text:style-name="T17"><text:s text:c="2"/></text:span>std::reverse(rev.begin(), rev.end());</text:p>
      <text:p text:style-name="Code"/>
      <text:p text:style-name="Code"><text:span text:style-name="T17"><text:s text:c="2"/></text:span>// Compare the filtered string with its reversal, without regard to case.</text:p>
      <text:p text:style-name="Code"><text:span text:style-name="T17"><text:s text:c="2"/></text:span>return not rev.empty() and std::equal(str.begin(), end, rev.begin(),</text:p>
      <text:p text:style-name="Code"><text:span text:style-name="T17"><text:s text:c="4"/></text:span>[](char a, char b)</text:p>
      <text:p text:style-name="Code"><text:span text:style-name="T17"><text:s text:c="4"/></text:span>{</text:p>
      <text:p text:style-name="Code"><text:span text:style-name="T17"><text:s text:c="8"/></text:span>auto lowercase = [](char ch)</text:p>
      <text:p text:style-name="Code"><text:span text:style-name="T17"><text:s text:c="8"/></text:span>{</text:p>
      <text:p text:style-name="Code"><text:span text:style-name="T17"><text:s text:c="11"/></text:span>return std::tolower(ch, std::locale());</text:p>
      <text:p text:style-name="Code"><text:span text:style-name="T17"><text:s text:c="8"/></text:span>};</text:p>
      <text:p text:style-name="Code"><text:span text:style-name="T17"><text:s text:c="8"/></text:span>return lowercase(a) == lowercase(b);</text:p>
      <text:p text:style-name="Code"><text:span text:style-name="T17"><text:s text:c="4"/></text:span>}</text:p>
      <text:p text:style-name="Code"><text:span text:style-name="T17"><text:s text:c="2"/></text:span>);</text:p>
      <text:p text:style-name="Code">}</text:p>
      <text:p text:style-name="Code"/>
      <text:p text:style-name="Code">int main()</text:p>
      <text:p text:style-name="Code"><text:soft-page-break/>{</text:p>
      <text:p text:style-name="Code"><text:span text:style-name="T17"><text:s text:c="2"/></text:span>std::locale::global(std::locale{""});</text:p>
      <text:p text:style-name="Code"><text:span text:style-name="T17"><text:s text:c="2"/></text:span>std::cin.imbue(std::locale{});</text:p>
      <text:p text:style-name="Code"><text:span text:style-name="T17"><text:s text:c="2"/></text:span>std::cout.imbue(std::locale{});</text:p>
      <text:p text:style-name="Code"/>
      <text:p text:style-name="Code"><text:span text:style-name="T17"><text:s text:c="2"/></text:span>std::string line{};</text:p>
      <text:p text:style-name="Code"><text:span text:style-name="T17"><text:s text:c="2"/></text:span>while (std::getline(std::cin, line))</text:p>
      <text:p text:style-name="Code"><text:span text:style-name="T17"><text:s text:c="4"/></text:span>if (is_palindrome(line))</text:p>
      <text:p text:style-name="Code"><text:span text:style-name="T17"><text:s text:c="6"/></text:span>std::cout &lt;&lt; line &lt;&lt; '\n';</text:p>
      <text:p text:style-name="Code">}</text:p>
      <text:p text:style-name="Text_20_body"/>
      <text:p text:style-name="Text_20_body">You may have noticed that some algorithms have more than one form. The <text:span text:style-name="Code_20_Inline">sort</text:span> function, for example, can take two iterators as arguments, or it can take two iterators and a predicate. Using one name for more than one function is called <text:span text:style-name="Emphasis"><text:span text:style-name="T18">overloading</text:span></text:span>. This is the subject of the next Exploration.</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font-weight="bold" style:font-weight-asian="bold" style:font-name-complex="Times"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3 </text:span>
     <text:span text:style-name="MT2"></text:span>
     <text:span text:style-name="MT3"> Unnamed Functions</text:span>
    </text:p>
      </style:header>
      <style:header-left style:display="false">
        <text:p text:style-name="Header">
     <text:span text:style-name="MT3">CHAPTER 23 </text:span>
     <text:span text:style-name="MT2"></text:span>
     <text:span text:style-name="MT3"> Unnamed Functions</text:span>
    </text:p>
      </style:header-left>
      <style:footer>
        <text:p text:style-name="MP2">
     <text:page-number text:select-page="current">7</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3</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37:00</meta:creation-date>
    <dc:creator>Ray Lischner</dc:creator>
    <dc:date>2013-10-04T21:34:03</dc:date>
    <meta:print-date>2009-03-19T10:05:00</meta:print-date>
    <meta:editing-cycles>13</meta:editing-cycles>
    <meta:editing-duration>PT27M47S</meta:editing-duration>
    <meta:generator>LibreOffice/4.0-5$Linux_X86_64 LibreOffice_project/400m0$Build-305</meta:generator>
    <meta:document-statistic meta:table-count="0" meta:image-count="0" meta:object-count="0" meta:page-count="8" meta:paragraph-count="204" meta:word-count="1917" meta:character-count="12852" meta:non-whitespace-character-count="10806"/>
    <meta:user-defined meta:name="Chapter Number">23</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